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fill="solid" draw:fill-color="#83caff"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20" style:family="graphic" style:parent-style-name="standard">
      <style:graphic-properties draw:fill="solid" draw:fill-color="#ff950e" draw:textarea-horizontal-align="justify" draw:textarea-vertical-align="middle" draw:auto-grow-height="false" fo:min-height="0cm" fo:min-width="0cm"/>
    </style:style>
    <style:style style:name="gr21"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6"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6cm" svg:x="2.6cm" svg:y="2.6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4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3"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8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 text:style-name="P2"><text:span text:style-name="T1">1. Pyydetään suojatun palvelun etusivu</text:span></text:p>
          </draw:text-box>
        </draw:frame>
        <draw:frame draw:style-name="gr2" draw:text-style-name="P2" draw:layer="layout" svg:width="7.157cm" svg:height="0.806cm" svg:x="3.484cm" svg:y="3.238cm">
          <draw:text-box>
            <text:p text:style-name="P2"><text:span text:style-name="T1">2. Pyydetään tunnistautumista</text:span></text:p>
          </draw:text-box>
        </draw:frame>
        <draw:frame draw:style-name="gr2" draw:text-style-name="P2" draw:layer="layout" svg:width="9.583cm" svg:height="0.806cm" svg:x="3.417cm" svg:y="5.794cm">
          <draw:text-box>
            <text:p text:style-name="P2"><text:span text:style-name="T1">3. Haetaan valtuutusavain web-palveluun</text:span></text:p>
          </draw:text-box>
        </draw:frame>
        <draw:frame draw:style-name="gr2" draw:text-style-name="P2" draw:layer="layout" svg:width="7.017cm" svg:height="0.806cm" svg:x="3.383cm" svg:y="9.6cm">
          <draw:text-box>
            <text:p text:style-name="P2"><text:span text:style-name="T1">6. Palautetaan valtuutusavain</text:span></text:p>
          </draw:text-box>
        </draw:frame>
        <draw:frame draw:style-name="gr2" draw:text-style-name="P2" draw:layer="layout" svg:width="6.852cm" svg:height="0.806cm" svg:x="3.348cm" svg:y="11.2cm">
          <draw:text-box>
            <text:p text:style-name="P2"><text:span text:style-name="T1">7. Lähetetään valtuutusavain</text:span></text:p>
          </draw:text-box>
        </draw:frame>
        <draw:frame draw:style-name="gr2" draw:text-style-name="P2" draw:layer="layout" svg:width="7.58cm" svg:height="0.806cm" svg:x="13.4cm" svg:y="12.394cm">
          <draw:text-box>
            <text:p text:style-name="P2"><text:span text:style-name="T1">8. Varmennetaan valtuutusavain</text:span></text:p>
          </draw:text-box>
        </draw:frame>
        <draw:frame draw:style-name="gr18" draw:text-style-name="P2" draw:layer="layout" svg:width="7.157cm" svg:height="0.806cm" svg:x="13.4cm" svg:y="13.794cm">
          <draw:text-box>
            <text:p text:style-name="P2"><text:span text:style-name="T1">9. Palautetaan pääsyvaltuutus</text:span></text:p>
          </draw:text-box>
        </draw:frame>
        <draw:frame draw:style-name="gr2" draw:text-style-name="P2" draw:layer="layout" svg:width="11.166cm" svg:height="0.806cm" svg:x="13.333cm" svg:y="15.594cm">
          <draw:text-box>
            <text:p text:style-name="P2"><text:span text:style-name="T1">10. Haetaan käyttäjän tiedot pääsyvaltuutuksella</text:span></text:p>
          </draw:text-box>
        </draw:frame>
        <draw:frame draw:style-name="gr2" draw:text-style-name="P2" draw:layer="layout" svg:width="7.424cm" svg:height="0.806cm" svg:x="13.414cm" svg:y="16.994cm">
          <draw:text-box>
            <text:p text:style-name="P2"><text:span text:style-name="T1">11. Palautetaan käyttäjän tiedot</text:span></text:p>
          </draw:text-box>
        </draw:frame>
        <draw:frame draw:style-name="gr19" draw:text-style-name="P2" draw:layer="layout" svg:width="9.8cm" svg:height="0.806cm" svg:x="2.8cm" svg:y="18cm">
          <draw:text-box>
            <text:p text:style-name="P2"><text:span text:style-name="T1">12. Näytetään etusivu </text:span></text:p>
          </draw:text-box>
        </draw:frame>
        <draw:custom-shape draw:style-name="gr4" draw:text-style-name="P1" draw:layer="layout" svg:width="21.8cm" svg:height="0.8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2.918cm" svg:height="0.806cm" svg:x="3.417cm" svg:y="7.2cm">
          <draw:text-box>
            <text:p text:style-name="P2"><text:span text:style-name="T1">4. Kirjautumissivu</text:span></text:p>
          </draw:text-box>
        </draw:frame>
        <draw:frame draw:style-name="gr2" draw:text-style-name="P2" draw:layer="layout" svg:width="4.304cm" svg:height="0.806cm" svg:x="3.4cm" svg:y="8.4cm">
          <draw:text-box>
            <text:p text:style-name="P2"><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6"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10.6cm" svg:y1="5.2cm" svg:x2="14.2cm" svg:y2="5.2cm">
          <text:p/>
        </draw:line>
        <draw:line draw:style-name="gr21" draw:text-style-name="P1" draw:layer="layout" svg:x1="18.4cm" svg:y1="10.8cm" svg:x2="18.4cm" svg:y2="8cm">
          <text:p/>
        </draw:line>
        <draw:line draw:style-name="gr21" draw:text-style-name="P1" draw:layer="layout" svg:x1="10.6cm" svg:y1="14cm" svg:x2="14.2cm" svg:y2="14cm">
          <text:p/>
        </draw:line>
        <draw:line draw:style-name="gr21"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1DT1H24M58S</meta:editing-duration>
    <meta:editing-cycles>37</meta:editing-cycles>
    <dc:date>2012-01-26T15:39:59</dc:date>
    <dc:creator>olli </dc:creator>
    <meta:generator>LibreOffice/3.4$Unix LibreOffice_project/340m1$Build-402</meta:generator>
    <meta:document-statistic meta:object-count="98"/>
  </office:meta>
</office:document-meta>
</file>